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t2" text:anchor-type="paragraph" svg:x="-0.358cm" svg:y="-1.316cm" svg:width="22.606cm" svg:height="2.91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1" text:anchor-type="paragraph" svg:width="26.681cm" svg:height="20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ris Bremond</meta:initial-creator>
    <meta:creation-date>2009-06-23T10:54:30</meta:creation-date>
    <dc:creator>Joris Bremond</dc:creator>
    <dc:date>2009-06-23T12:32:58</dc:date>
    <meta:editing-cycles>2</meta:editing-cycles>
    <meta:editing-duration>PT1H2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4921903610229pt" style:font-size-asian="11.4921903610229pt" style:font-size-complex="11.4921903610229pt"/>
    </style:style>
    <style:style style:name="ch3" style:family="chart">
      <style:graphic-properties draw:stroke="none" svg:stroke-color="#b3b3b3" draw:fill="none" draw:fill-color="#e6e6e6"/>
      <style:text-properties fo:font-size="7.0721173286438pt" style:font-size-asian="7.0721173286438pt" style:font-size-complex="7.0721173286438pt"/>
    </style:style>
    <style:style style:name="ch4" style:family="chart">
      <style:chart-properties chart:interpolation="cubic-spline" chart:connect-bars="false" chart:spline-order="3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7.95613193511963pt" style:font-size-asian="7.95613193511963pt" style:font-size-complex="7.95613193511963pt"/>
    </style:style>
    <style:style style:name="ch7" style:family="chart">
      <style:chart-properties style:rotation-angle="90"/>
      <style:text-properties fo:font-size="7.95613193511963pt" style:font-size-asian="7.95613193511963pt" style:font-size-complex="7.95613193511963pt"/>
    </style:style>
    <style:style style:name="ch8" style:family="chart">
      <style:graphic-properties svg:stroke-color="#b3b3b3"/>
    </style:style>
    <style:style style:name="ch9" style:family="chart">
      <style:chart-properties chart:symbol-type="none" chart:data-label-number="value" chart:data-label-text="false" chart:data-label-symbol="fals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 chart:data-label-number="value" chart:data-label-text="false" chart:data-label-symbol="fals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 chart:data-label-number="value" chart:data-label-text="false" chart:data-label-symbol="fals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8cm" svg:height="20.998cm" chart:class="chart:line" chart:style-name="ch1">
        <chart:title svg:x="9.641cm" svg:y="0.419cm" chart:style-name="ch2">
          <text:p>Mysql Benchmark - with and without DRBD</text:p>
        </chart:title>
        <chart:legend chart:legend-position="end" svg:x="21.769cm" svg:y="9.943cm" chart:style-name="ch3"/>
        <chart:plot-area chart:style-name="ch4" chart:data-source-has-labels="both" svg:x="0.888cm" svg:y="1.288cm" svg:width="20.347cm" svg:height="18.625cm">
          <chart:axis chart:dimension="x" chart:name="primary-x" chart:style-name="ch5">
            <chart:title svg:x="8.311cm" svg:y="19.842cm" chart:style-name="ch6">
              <text:p>Number of queries launched by 16 clients (*16)</text:p>
            </chart:title>
            <chart:categories table:cell-range-address="local-table.$A$2:.$A$9"/>
          </chart:axis>
          <chart:axis chart:dimension="y" chart:name="primary-y" chart:style-name="ch5">
            <chart:title svg:x="0.535cm" svg:y="11.529cm" chart:style-name="ch7">
              <text:p>Time in second (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DRBD</text:p>
              </table:table-cell>
              <table:table-cell office:value-type="string">
                <text:p>with DRBD(non saturated network)</text:p>
              </table:table-cell>
              <table:table-cell office:value-type="string">
                <text:p>With DRBD(saturated network)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3.66754">
                <text:p>3.66754</text:p>
              </table:table-cell>
              <table:table-cell office:value-type="float" office:value="3.66014">
                <text:p>3.66014</text:p>
              </table:table-cell>
              <table:table-cell office:value-type="float" office:value="8.75394">
                <text:p>8.7539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.5089">
                <text:p>7.5089</text:p>
              </table:table-cell>
              <table:table-cell office:value-type="float" office:value="7.80468">
                <text:p>7.80468</text:p>
              </table:table-cell>
              <table:table-cell office:value-type="float" office:value="18.95129">
                <text:p>18.9512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.95231">
                <text:p>14.95231</text:p>
              </table:table-cell>
              <table:table-cell office:value-type="float" office:value="16.23137">
                <text:p>16.23137</text:p>
              </table:table-cell>
              <table:table-cell office:value-type="float" office:value="41.36829">
                <text:p>41.3682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1.43222">
                <text:p>31.43222</text:p>
              </table:table-cell>
              <table:table-cell office:value-type="float" office:value="32.81638">
                <text:p>32.81638</text:p>
              </table:table-cell>
              <table:table-cell office:value-type="float" office:value="82.85978">
                <text:p>82.85978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61.62413">
                <text:p>61.62413</text:p>
              </table:table-cell>
              <table:table-cell office:value-type="float" office:value="66.76942">
                <text:p>66.76942</text:p>
              </table:table-cell>
              <table:table-cell office:value-type="float" office:value="169.6394">
                <text:p>169.6394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124.32133">
                <text:p>124.32133</text:p>
              </table:table-cell>
              <table:table-cell office:value-type="float" office:value="134.03618">
                <text:p>134.03618</text:p>
              </table:table-cell>
              <table:table-cell office:value-type="float" office:value="342.22768">
                <text:p>342.22768</text:p>
              </table:table-cell>
            </table:table-row>
            <table:table-row>
              <table:table-cell office:value-type="string">
                <text:p>320000</text:p>
              </table:table-cell>
              <table:table-cell office:value-type="float" office:value="247.98773">
                <text:p>247.98773</text:p>
              </table:table-cell>
              <table:table-cell office:value-type="float" office:value="264.56148">
                <text:p>264.56148</text:p>
              </table:table-cell>
              <table:table-cell office:value-type="float" office:value="682.21249">
                <text:p>682.21249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496.60279">
                <text:p>496.60279</text:p>
              </table:table-cell>
              <table:table-cell office:value-type="float" office:value="536.76649">
                <text:p>536.76649</text:p>
              </table:table-cell>
              <table:table-cell office:value-type="float" office:value="1375.1245">
                <text:p>1375.1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5.567cm"/>
    </style:style>
    <style:style style:name="co5" style:family="table-column">
      <style:table-column-properties fo:break-before="auto" style:column-width="9.373cm"/>
    </style:style>
    <style:style style:name="co6" style:family="table-column">
      <style:table-column-properties fo:break-before="auto" style:column-width="7.953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>
            <text:p>Moyenn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>
            <text:p>without DRBD</text:p>
          </table:table-cell>
          <table:table-cell table:style-name="Default" office:value-type="string">
            <text:p>with DRBD(non saturated network)</text:p>
          </table:table-cell>
          <table:table-cell table:style-name="Default" office:value-type="string">
            <text:p>With DRBD(saturated network)</text:p>
          </table:table-cell>
          <table:table-cell office:value-type="string">
            <text:p>Augmentation Pourcentage avec DRBD non saturé</text:p>
          </table:table-cell>
          <table:table-cell office:value-type="string">
            <text:p>Augmentation Pourcentage avec DRBD saturé</text:p>
          </table:table-cell>
        </table:table-row>
        <table:table-row table:style-name="ro1">
          <table:table-cell table:number-columns-repeated="4"/>
          <table:table-cell office:value-type="float" office:value="5000">
            <text:p>5000</text:p>
          </table:table-cell>
          <table:table-cell office:value-type="float" office:value="3.66754">
            <text:p>3,67</text:p>
          </table:table-cell>
          <table:table-cell office:value-type="float" office:value="3.66014">
            <text:p>3,66</text:p>
          </table:table-cell>
          <table:table-cell office:value-type="float" office:value="8.75394">
            <text:p>8,75</text:p>
          </table:table-cell>
          <table:table-cell table:formula="oooc:=[.G5]/([.F5]/100)-100" office:value-type="float" office:value="-0.201770123843232">
            <text:p>-0,2</text:p>
          </table:table-cell>
          <table:table-cell table:formula="oooc:=[.H5]/([.F5]/100)-100" office:value-type="float" office:value="138.686967285974">
            <text:p>138,69</text:p>
          </table:table-cell>
        </table:table-row>
        <table:table-row table:style-name="ro1">
          <table:table-cell table:number-columns-repeated="4"/>
          <table:table-cell office:value-type="float" office:value="10000">
            <text:p>10000</text:p>
          </table:table-cell>
          <table:table-cell office:value-type="float" office:value="7.5089">
            <text:p>7,51</text:p>
          </table:table-cell>
          <table:table-cell office:value-type="float" office:value="7.80468">
            <text:p>7,8</text:p>
          </table:table-cell>
          <table:table-cell office:value-type="float" office:value="18.95129">
            <text:p>18,95</text:p>
          </table:table-cell>
          <table:table-cell table:formula="oooc:=[.G6]/([.F6]/100)-100" office:value-type="float" office:value="3.93905898333978">
            <text:p>3,94</text:p>
          </table:table-cell>
          <table:table-cell table:formula="oooc:=[.H6]/([.F6]/100)-100" office:value-type="float" office:value="152.384370546951">
            <text:p>152,38</text:p>
          </table:table-cell>
        </table:table-row>
        <table:table-row table:style-name="ro1">
          <table:table-cell table:number-columns-repeated="4"/>
          <table:table-cell office:value-type="float" office:value="20000">
            <text:p>20000</text:p>
          </table:table-cell>
          <table:table-cell office:value-type="float" office:value="14.95231">
            <text:p>14,95</text:p>
          </table:table-cell>
          <table:table-cell office:value-type="float" office:value="16.23137">
            <text:p>16,23</text:p>
          </table:table-cell>
          <table:table-cell office:value-type="float" office:value="41.36829">
            <text:p>41,37</text:p>
          </table:table-cell>
          <table:table-cell table:formula="oooc:=[.G7]/([.F7]/100)-100" office:value-type="float" office:value="8.55426352182369">
            <text:p>8,55</text:p>
          </table:table-cell>
          <table:table-cell table:formula="oooc:=[.H7]/([.F7]/100)-100" office:value-type="float" office:value="176.668220495696">
            <text:p>176,67</text:p>
          </table:table-cell>
        </table:table-row>
        <table:table-row table:style-name="ro1">
          <table:table-cell table:number-columns-repeated="4"/>
          <table:table-cell office:value-type="float" office:value="40000">
            <text:p>40000</text:p>
          </table:table-cell>
          <table:table-cell office:value-type="float" office:value="31.43222">
            <text:p>31,43</text:p>
          </table:table-cell>
          <table:table-cell office:value-type="float" office:value="32.81638">
            <text:p>32,82</text:p>
          </table:table-cell>
          <table:table-cell office:value-type="float" office:value="82.85978">
            <text:p>82,86</text:p>
          </table:table-cell>
          <table:table-cell table:formula="oooc:=[.G8]/([.F8]/100)-100" office:value-type="float" office:value="4.40363423264409">
            <text:p>4,4</text:p>
          </table:table-cell>
          <table:table-cell table:formula="oooc:=[.H8]/([.F8]/100)-100" office:value-type="float" office:value="163.614151338976">
            <text:p>163,61</text:p>
          </table:table-cell>
        </table:table-row>
        <table:table-row table:style-name="ro1">
          <table:table-cell table:number-columns-repeated="4"/>
          <table:table-cell office:value-type="float" office:value="80000">
            <text:p>80000</text:p>
          </table:table-cell>
          <table:table-cell office:value-type="float" office:value="61.62413">
            <text:p>61,62</text:p>
          </table:table-cell>
          <table:table-cell office:value-type="float" office:value="66.76942">
            <text:p>66,77</text:p>
          </table:table-cell>
          <table:table-cell office:value-type="float" office:value="169.6394">
            <text:p>169,64</text:p>
          </table:table-cell>
          <table:table-cell table:formula="oooc:=[.G9]/([.F9]/100)-100" office:value-type="float" office:value="8.34947284448478">
            <text:p>8,35</text:p>
          </table:table-cell>
          <table:table-cell table:formula="oooc:=[.H9]/([.F9]/100)-100" office:value-type="float" office:value="175.280803152921">
            <text:p>175,28</text:p>
          </table:table-cell>
        </table:table-row>
        <table:table-row table:style-name="ro1">
          <table:table-cell table:number-columns-repeated="4"/>
          <table:table-cell office:value-type="float" office:value="160000">
            <text:p>160000</text:p>
          </table:table-cell>
          <table:table-cell office:value-type="float" office:value="124.32133">
            <text:p>124,32</text:p>
          </table:table-cell>
          <table:table-cell office:value-type="float" office:value="134.03618">
            <text:p>134,04</text:p>
          </table:table-cell>
          <table:table-cell office:value-type="float" office:value="342.22768">
            <text:p>342,23</text:p>
          </table:table-cell>
          <table:table-cell table:formula="oooc:=[.G10]/([.F10]/100)-100" office:value-type="float" office:value="7.81430668413859">
            <text:p>7,81</text:p>
          </table:table-cell>
          <table:table-cell table:formula="oooc:=[.H10]/([.F10]/100)-100" office:value-type="float" office:value="175.276720414751">
            <text:p>175,28</text:p>
          </table:table-cell>
        </table:table-row>
        <table:table-row table:style-name="ro1">
          <table:table-cell table:number-columns-repeated="4"/>
          <table:table-cell office:value-type="float" office:value="320000">
            <text:p>320000</text:p>
          </table:table-cell>
          <table:table-cell office:value-type="float" office:value="247.98773">
            <text:p>247,99</text:p>
          </table:table-cell>
          <table:table-cell office:value-type="float" office:value="264.56148">
            <text:p>264,56</text:p>
          </table:table-cell>
          <table:table-cell office:value-type="float" office:value="682.21249">
            <text:p>682,21</text:p>
          </table:table-cell>
          <table:table-cell table:formula="oooc:=[.G11]/([.F11]/100)-100" office:value-type="float" office:value="6.68329437105619">
            <text:p>6,68</text:p>
          </table:table-cell>
          <table:table-cell table:formula="oooc:=[.H11]/([.F11]/100)-100" office:value-type="float" office:value="175.099292210949">
            <text:p>175,1</text:p>
          </table:table-cell>
        </table:table-row>
        <table:table-row table:style-name="ro1">
          <table:table-cell table:number-columns-repeated="4"/>
          <table:table-cell office:value-type="float" office:value="640000">
            <text:p>640000</text:p>
          </table:table-cell>
          <table:table-cell office:value-type="float" office:value="496.60279">
            <text:p>496,6</text:p>
          </table:table-cell>
          <table:table-cell office:value-type="float" office:value="536.76649">
            <text:p>536,77</text:p>
          </table:table-cell>
          <table:table-cell office:value-type="float" office:value="1375.1245">
            <text:p>1375,12</text:p>
          </table:table-cell>
          <table:table-cell table:formula="oooc:=[.G12]/([.F12]/100)-100" office:value-type="float" office:value="8.08769117064364">
            <text:p>8,09</text:p>
          </table:table-cell>
          <table:table-cell table:formula="oooc:=[.H12]/([.F12]/100)-100" office:value-type="float" office:value="176.906317823949">
            <text:p>176,9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2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